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a710" officeooo:paragraph-rsid="0005a7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0:17:30.509956718</meta:creation-date>
    <meta:generator>LibreOffice/6.0.7.3$Linux_X86_64 LibreOffice_project/00m0$Build-3</meta:generator>
    <dc:date>2020-01-25T20:18:08.324905722</dc:date>
    <meta:editing-duration>PT3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